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4B0000001906A52294B156C5D19.png" manifest:media-type="image/png"/>
  <manifest:file-entry manifest:full-path="Pictures/10000000000001F4000001F4EDF6C559168033BA.png" manifest:media-type="image/png"/>
  <manifest:file-entry manifest:full-path="Pictures/10000201000001F4000001F48848360C75060335.png" manifest:media-type="image/png"/>
  <manifest:file-entry manifest:full-path="Pictures/1000000000000020000000204B249CA79A42C6D7.png" manifest:media-type="image/png"/>
  <manifest:file-entry manifest:full-path="Pictures/100002010000026900000194DEE2519C3FFAE8B6.png" manifest:media-type="image/png"/>
  <manifest:file-entry manifest:full-path="meta.xml" manifest:media-type="text/xml"/>
  <manifest:file-entry manifest:full-path="content.xml" manifest:media-type="text/xml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029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323cm, 1.923cm, 1.423cm, 2.823cm)" draw:image-opacity="100%" style:mirror="none"/>
    </style:style>
    <style:style style:name="gr3" style:family="graphic" style:parent-style-name="objectwithoutfill">
      <style:graphic-properties draw:stroke="dash" draw:stroke-dash="Fine_20_Dashed" svg:stroke-width="0.051cm" svg:stroke-color="#1b1b1b" draw:marker-start-width="0.203cm" draw:marker-end-width="0.203cm" draw:fill="none" draw:textarea-vertical-align="middle" fo:padding-top="0.1cm" fo:padding-bottom="0.1cm" fo:padding-left="0.225cm" fo:padding-right="0.225cm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standard">
      <style:graphic-properties svg:stroke-width="0.051cm" svg:stroke-color="#000000" draw:marker-start="Arrow" draw:marker-start-width="0.203cm" draw:marker-end="Arrow" draw:marker-end-width="0.203cm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000000" draw:marker-start-width="0.203cm" draw:marker-end-width="0.203cm" draw:fill="none" draw:textarea-vertical-align="middle" fo:padding-top="0.1cm" fo:padding-bottom="0.1cm" fo:padding-left="0.225cm" fo:padding-right="0.225cm"/>
    </style:style>
    <style:style style:name="gr7" style:family="graphic" style:parent-style-name="standard">
      <style:graphic-properties draw:stroke="none" svg:stroke-color="#000000" draw:fill="none" draw:fill-color="#ffffff" fo:min-height="2.092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534cm, 3.082cm, 1.815cm, 2.534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9cm" fo:min-width="0.291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52cm, 15.713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52cm, 0cm, 0.29cm, 14.857cm)" draw:image-opacity="100%" style:mirror="none"/>
    </style:style>
    <style:style style:name="gr12" style:family="graphic" style:parent-style-name="standard">
      <style:graphic-properties draw:stroke="none" draw:fill="none" fo:min-height="1.727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svg:stroke-color="#1b1b1b" draw:fill="solid" draw:fill-color="#1b1b1b" draw:textarea-horizontal-align="justify" draw:textarea-vertical-align="middle" draw:auto-grow-height="false" fo:min-height="0.212cm" fo:min-width="0.395cm"/>
    </style:style>
    <style:style style:name="gr15" style:family="graphic" style:parent-style-name="standard">
      <style:graphic-properties svg:stroke-width="0.102cm" svg:stroke-color="#1b1b1b" draw:marker-start-width="0.509cm" draw:marker-end-width="0.509cm" draw:fill="none" draw:textarea-horizontal-align="justify" draw:textarea-vertical-align="middle" draw:auto-grow-height="false" fo:min-height="0.519cm" fo:min-width="0.167cm" fo:padding-top="0.176cm" fo:padding-bottom="0.176cm" fo:padding-left="0.301cm" fo:padding-right="0.301cm"/>
    </style:style>
    <style:style style:name="gr16" style:family="graphic" style:parent-style-name="standard">
      <style:graphic-properties svg:stroke-color="#1b1b1b" draw:fill="solid" draw:fill-color="#1b1b1b" draw:textarea-horizontal-align="justify" draw:textarea-vertical-align="middle" draw:auto-grow-height="false" fo:min-height="0.675cm" fo:min-width="0.521cm"/>
    </style:style>
    <style:style style:name="gr17" style:family="graphic" style:parent-style-name="standard">
      <style:graphic-properties svg:stroke-color="#1b1b1b" draw:fill="solid" draw:fill-color="#1b1b1b" draw:textarea-horizontal-align="justify" draw:textarea-vertical-align="middle" draw:auto-grow-height="false" fo:min-height="0.243cm" fo:min-width="0.339cm"/>
    </style:style>
    <style:style style:name="gr18" style:family="graphic" style:parent-style-name="objectwithoutfill">
      <style:graphic-properties svg:stroke-width="0.076cm" svg:stroke-color="#ababab" draw:marker-start-width="0.266cm" draw:marker-end-width="0.266cm" draw:fill="none" draw:textarea-vertical-align="middle" fo:padding-top="0.112cm" fo:padding-bottom="0.112cm" fo:padding-left="0.237cm" fo:padding-right="0.237cm"/>
    </style:style>
    <style:style style:name="gr19" style:family="graphic" style:parent-style-name="standard">
      <style:graphic-properties draw:stroke="none" svg:stroke-color="#000000" draw:fill="none" draw:fill-color="#ffffff" fo:min-height="0.56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4cm" fo:min-width="0.63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5cm" fo:min-width="0.636cm"/>
    </style:style>
    <style:style style:name="gr2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24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style:text-properties fo:font-size="19.3999996185303pt"/>
    </style:style>
    <style:style style:name="P5" style:family="paragraph">
      <loext:graphic-properties draw:fill="none" draw:fill-color="#ffffff"/>
      <style:text-properties style:font-name="DejaVu Sans" fo:font-size="19.3999996185303pt" fo:font-weight="bold" style:font-size-asian="18pt" style:font-weight-asian="bold" style:font-size-complex="18pt" style:font-weight-complex="600"/>
    </style:style>
    <style:style style:name="P6" style:family="paragraph">
      <style:text-properties fo:font-size="14.5pt"/>
    </style:style>
    <style:style style:name="P7" style:family="paragraph">
      <loext:graphic-properties draw:fill="none" draw:fill-color="#ffffff"/>
      <style:text-properties fo:font-size="14.5pt" style:font-size-asian="18pt" style:font-size-complex="18pt"/>
    </style:style>
    <style:style style:name="P8" style:family="paragraph">
      <style:text-properties fo:font-size="42.4000015258789pt"/>
    </style:style>
    <style:style style:name="P9" style:family="paragraph">
      <loext:graphic-properties draw:fill="none"/>
      <style:text-properties fo:font-size="42.4000015258789pt" style:font-size-asian="18pt" style:font-size-complex="18pt"/>
    </style:style>
    <style:style style:name="P10" style:family="paragraph">
      <loext:graphic-properties draw:fill="solid" draw:fill-color="#1b1b1b"/>
      <style:paragraph-properties fo:text-align="center"/>
    </style:style>
    <style:style style:name="P11" style:family="paragraph">
      <loext:graphic-properties draw:fill="none" draw:fill-color="#ffffff"/>
      <style:text-properties style:font-name="DejaVu Sans" fo:font-size="10pt" style:font-size-asian="18pt" style:font-size-complex="18pt"/>
    </style:style>
    <style:style style:name="P12" style:family="paragraph">
      <loext:graphic-properties draw:fill="none" draw:fill-color="#ffffff"/>
      <style:text-properties style:font-name="DejaVu Sans" fo:font-size="15pt"/>
    </style:style>
    <style:style style:name="P13" style:family="paragraph">
      <style:text-properties fo:font-size="12.1000003814697pt"/>
    </style:style>
    <style:style style:name="P14" style:family="paragraph">
      <loext:graphic-properties draw:fill="none" draw:fill-color="#ffffff"/>
      <style:text-properties style:font-name="DejaVu Sans" fo:font-size="12.1000003814697pt" style:font-size-asian="18pt" style:font-size-complex="18pt"/>
    </style:style>
    <style:style style:name="P15" style:family="paragraph">
      <style:text-properties fo:font-size="18.2000007629395pt"/>
    </style:style>
    <style:style style:name="P16" style:family="paragraph">
      <loext:graphic-properties draw:fill="none" draw:fill-color="#ffffff"/>
      <style:text-properties style:font-name="DejaVu Sans" fo:font-size="18.2000007629395pt"/>
    </style:style>
    <style:style style:name="P17" style:family="paragraph">
      <loext:graphic-properties draw:fill-color="#ffffff"/>
    </style:style>
    <style:style style:name="T1" style:family="text">
      <style:text-properties style:font-name="DejaVu Sans" fo:font-size="16pt" fo:font-weight="bold" style:font-size-asian="18pt" style:font-weight-asian="bold" style:font-size-complex="18pt" style:font-weight-complex="600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35pt" fo:font-weight="bold" style:font-size-asian="18pt" style:font-weight-asian="bold" style:font-size-complex="18pt" style:font-weight-complex="600"/>
    </style:style>
    <style:style style:name="T4" style:family="text">
      <style:text-properties style:font-name="DejaVu Sans" fo:font-size="10pt" style:font-size-asian="18pt" style:font-size-complex="18pt"/>
    </style:style>
    <style:style style:name="T5" style:family="text">
      <style:text-properties style:font-name="DejaVu Sans" fo:font-size="15pt"/>
    </style:style>
    <style:style style:name="T6" style:family="text">
      <style:text-properties style:text-position="sub 58%" style:font-name="DejaVu Sans" fo:font-size="15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0.602cm" svg:height="7.662cm" svg:x="11.352cm" svg:y="1.539cm">
          <draw:image xlink:href="Pictures/100002010000026900000194DEE2519C3FFAE8B6.png" xlink:type="simple" xlink:show="embed" xlink:actuate="onLoad">
            <text:p/>
          </draw:image>
        </draw:frame>
        <draw:frame draw:style-name="gr2" draw:text-style-name="P1" draw:layer="layout" svg:width="0.544cm" svg:height="0.616cm" svg:x="21.746cm" svg:y="4.618cm">
          <draw:image xlink:href="Pictures/10000201000001F4000001F48848360C75060335.png" xlink:type="simple" xlink:show="embed" xlink:actuate="onLoad">
            <text:p/>
          </draw:image>
        </draw:frame>
        <draw:line draw:style-name="gr3" draw:text-style-name="P1" draw:layer="layout" svg:x1="22.672cm" svg:y1="4.002cm" svg:x2="28.271cm" svg:y2="4.002cm">
          <text:p/>
        </draw:line>
        <draw:line draw:style-name="gr3" draw:text-style-name="P1" draw:layer="layout" svg:x1="28.271cm" svg:y1="9.883cm" svg:x2="28.271cm" svg:y2="4.033cm">
          <text:p/>
        </draw:line>
        <draw:line draw:style-name="gr3" draw:text-style-name="P1" draw:layer="layout" svg:x1="27.319cm" svg:y1="9.93cm" svg:x2="27.319cm" svg:y2="5.85cm">
          <text:p/>
        </draw:line>
        <draw:frame draw:style-name="gr4" draw:text-style-name="P2" draw:layer="layout" svg:width="0.214cm" svg:height="0.944cm" svg:x="18.631cm" svg:y="1.30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" draw:text-style-name="P3" draw:layer="layout" svg:width="0.213cm" svg:height="0.93cm" svg:x="28.058cm" svg:y="10.307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line draw:style-name="gr5" draw:text-style-name="P3" draw:layer="layout" svg:x1="27.319cm" svg:y1="7.851cm" svg:x2="28.27cm" svg:y2="7.851cm">
          <text:p/>
        </draw:line>
        <draw:line draw:style-name="gr5" draw:text-style-name="P3" draw:layer="layout" svg:x1="25.5cm" svg:y1="4.045cm" svg:x2="25.5cm" svg:y2="5.862cm">
          <text:p/>
        </draw:line>
        <draw:line draw:style-name="gr6" draw:text-style-name="P1" draw:layer="layout" svg:x1="22.426cm" svg:y1="4.956cm" svg:x2="22.698cm" svg:y2="4.956cm">
          <text:p/>
        </draw:line>
        <draw:frame draw:style-name="gr7" draw:text-style-name="P5" draw:layer="layout" svg:width="1.495cm" svg:height="2.342cm" svg:x="21.031cm" svg:y="0.114cm">
          <draw:text-box>
            <text:p text:style-name="P4"><text:span text:style-name="T1">b</text:span><text:span text:style-name="T1">)</text:span></text:p>
          </draw:text-box>
        </draw:frame>
        <draw:line draw:style-name="gr3" draw:text-style-name="P1" draw:layer="layout" svg:x1="22.617cm" svg:y1="5.85cm" svg:x2="27.4cm" svg:y2="5.862cm">
          <text:p/>
        </draw:line>
        <draw:frame draw:style-name="gr4" draw:text-style-name="P3" draw:layer="layout" svg:width="2.139cm" svg:height="1.211cm" svg:x="17.518cm" svg:y="3.97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1" draw:layer="layout" svg:width="0.544cm" svg:height="0.616cm" svg:x="21.982cm" svg:y="0.869cm">
          <draw:image xlink:href="Pictures/10000201000001F4000001F48848360C75060335.png" xlink:type="simple" xlink:show="embed" xlink:actuate="onLoad">
            <text:p/>
          </draw:image>
        </draw:frame>
        <draw:frame draw:style-name="gr8" draw:text-style-name="P1" draw:layer="layout" svg:width="0.464cm" svg:height="0.616cm" svg:x="25.076cm" svg:y="3.232cm">
          <draw:image xlink:href="Pictures/10000000000001F4000001F4EDF6C559168033BA.png" xlink:type="simple" xlink:show="embed" xlink:actuate="onLoad">
            <text:p/>
          </draw:image>
        </draw:frame>
        <draw:frame draw:style-name="gr9" draw:text-style-name="P7" draw:layer="layout" svg:width="0.791cm" svg:height="0.879cm" svg:x="21.907cm" svg:y="4.77cm">
          <draw:text-box>
            <text:p text:style-name="P6"><text:span text:style-name="T2">0</text:span></text:p>
          </draw:text-box>
        </draw:frame>
        <draw:frame draw:style-name="gr10" draw:text-style-name="P1" draw:layer="layout" svg:width="7.603cm" svg:height="5.778cm" svg:x="0.673cm" svg:y="0.065cm">
          <draw:image xlink:href="Pictures/10000201000004B0000001906A52294B156C5D19.png" xlink:type="simple" xlink:show="embed" xlink:actuate="onLoad">
            <text:p/>
          </draw:image>
        </draw:frame>
        <draw:frame draw:style-name="gr11" draw:text-style-name="P1" draw:layer="layout" svg:width="8.004cm" svg:height="5.579cm" svg:x="0.543cm" svg:y="5.761cm">
          <draw:image xlink:href="Pictures/10000201000004B0000001906A52294B156C5D19.png" xlink:type="simple" xlink:show="embed" xlink:actuate="onLoad">
            <text:p/>
          </draw:image>
        </draw:frame>
        <draw:frame draw:style-name="gr12" draw:text-style-name="P9" draw:layer="layout" svg:width="1.359cm" svg:height="1.977cm" svg:x="9.261cm" svg:y="4.633cm">
          <draw:text-box>
            <text:p text:style-name="P8"><text:span text:style-name="T3">+</text:span></text:p>
          </draw:text-box>
        </draw:frame>
        <draw:line draw:style-name="gr13" draw:text-style-name="P1" draw:layer="layout" svg:x1="22.673cm" svg:y1="9.917cm" svg:x2="22.673cm" svg:y2="0.527cm">
          <text:p/>
        </draw:line>
        <draw:line draw:style-name="gr13" draw:text-style-name="P1" draw:layer="layout" svg:x1="22.618cm" svg:y1="9.917cm" svg:x2="30.255cm" svg:y2="9.929cm">
          <text:p/>
        </draw:line>
        <draw:custom-shape draw:style-name="gr14" draw:text-style-name="P10" draw:layer="layout" svg:width="1.022cm" svg:height="0.923cm" draw:transform="skewX (-0.124965574442794) rotate (-0.771959128157092) translate (8.87cm 3.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" draw:layer="layout" svg:width="1.087cm" svg:height="1.231cm" svg:x="9.27cm" svg:y="4.8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1.021cm" svg:height="0.925cm" draw:transform="skewX (0.124791041517595) rotate (-0.771959128157092) translate (8.871cm 5.78cm)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0" draw:layer="layout" svg:width="0.958cm" svg:height="0.985cm" draw:transform="rotate (0.00191986217719376) translate (10.56cm 4.9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5" draw:layer="layout" svg:width="1.495cm" svg:height="2.342cm" svg:x="-0.135cm" svg:y="0.014cm">
          <draw:text-box>
            <text:p text:style-name="P4"><text:span text:style-name="T1">a)</text:span></text:p>
          </draw:text-box>
        </draw:frame>
        <draw:path draw:style-name="gr18" draw:text-style-name="P1" draw:layer="layout" svg:width="3.371cm" svg:height="1.578cm" draw:transform="skewX (0.0178023583703422) rotate (0.080634211442138) translate (22.5985396816955cm 8.27588598408676cm)" svg:viewBox="0 0 3372 1579" svg:d="M0 1579c1910-1 3372-1579 3372-1579">
          <text:p/>
        </draw:path>
        <draw:path draw:style-name="gr18" draw:text-style-name="P1" draw:layer="layout" svg:width="8.072cm" svg:height="2.402cm" draw:transform="skewX (0.123743843966398) rotate (0.804073186393788) translate (24.300329265615cm 6.27522776878442cm)" svg:viewBox="0 0 8073 2403" svg:d="M0 2403c2351 0 8073-2403 8073-2403">
          <text:p/>
        </draw:path>
        <draw:frame draw:style-name="gr2" draw:text-style-name="P1" draw:layer="layout" svg:width="0.544cm" svg:height="0.616cm" svg:x="25.552cm" svg:y="3.232cm">
          <draw:image xlink:href="Pictures/10000201000001F4000001F48848360C75060335.png" xlink:type="simple" xlink:show="embed" xlink:actuate="onLoad">
            <text:p/>
          </draw:image>
        </draw:frame>
        <draw:g>
          <draw:frame draw:style-name="gr19" draw:text-style-name="P11" draw:layer="layout" svg:width="0.816cm" svg:height="0.817cm" svg:x="29.086cm" svg:y="7.234cm">
            <draw:text-box>
              <text:p><text:span text:style-name="T4">+</text:span></text:p>
            </draw:text-box>
          </draw:frame>
          <draw:frame draw:style-name="gr8" draw:text-style-name="P1" draw:layer="layout" svg:width="0.464cm" svg:height="0.616cm" svg:x="28.486cm" svg:y="7.542cm">
            <draw:image xlink:href="Pictures/10000000000001F4000001F4EDF6C559168033BA.png" xlink:type="simple" xlink:show="embed" xlink:actuate="onLoad">
              <text:p/>
            </draw:image>
          </draw:frame>
          <draw:frame draw:style-name="gr20" draw:text-style-name="P12" draw:layer="layout" svg:width="1.135cm" svg:height="1.254cm" svg:x="28.679cm" svg:y="7.365cm">
            <draw:text-box>
              <text:p><text:span text:style-name="T5">B</text:span><text:span text:style-name="T6">1</text:span></text:p>
            </draw:text-box>
          </draw:frame>
        </draw:g>
        <draw:frame draw:style-name="gr19" draw:text-style-name="P14" draw:layer="layout" svg:width="0.816cm" svg:height="0.817cm" svg:x="29.222cm" svg:y="9.851cm">
          <draw:text-box>
            <text:p text:style-name="P13"><text:span text:style-name="T4">+</text:span></text:p>
          </draw:text-box>
        </draw:frame>
        <draw:frame draw:style-name="gr21" draw:text-style-name="P16" draw:layer="layout" svg:width="1.136cm" svg:height="1.255cm" svg:x="28.814cm" svg:y="9.982cm">
          <draw:text-box>
            <text:p text:style-name="P15"><text:span text:style-name="T5">B</text:span><text:span text:style-name="T6">1</text:span></text:p>
          </draw:text-box>
        </draw:frame>
        <presentation:notes draw:style-name="dp2">
          <draw:page-thumbnail draw:style-name="gr22" draw:layer="layout" svg:width="18.624cm" svg:height="10.476cm" svg:x="1.482cm" svg:y="2.123cm" draw:page-number="1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-width="0.356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0.48cm" fo:page-height="11.43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3.484cm" svg:x="1cm" svg:y="4.178cm"/>
      <draw:page-thumbnail draw:layer="backgroundobjects" svg:width="9.294cm" svg:height="3.484cm" svg:x="1cm" svg:y="12.226cm"/>
      <draw:page-thumbnail draw:layer="backgroundobjects" svg:width="9.294cm" svg:height="3.484cm" svg:x="1cm" svg:y="20.274cm"/>
      <draw:page-thumbnail draw:layer="backgroundobjects" svg:width="9.294cm" svg:height="3.484cm" svg:x="11.295cm" svg:y="4.178cm"/>
      <draw:page-thumbnail draw:layer="backgroundobjects" svg:width="9.294cm" svg:height="3.484cm" svg:x="11.295cm" svg:y="12.226cm"/>
      <draw:page-thumbnail draw:layer="backgroundobjects" svg:width="9.294cm" svg:height="3.484cm" svg:x="11.295cm" svg:y="20.274cm"/>
    </style:handout-master>
    <style:master-page style:name="Default" style:page-layout-name="PM1" draw:style-name="Mdp1">
      <draw:frame presentation:style-name="Default-title" draw:layer="backgroundobjects" svg:width="27.431cm" svg:height="1.907cm" svg:x="1.524cm" svg:y="0.456cm" presentation:class="title" presentation:placeholder="true">
        <draw:text-box/>
      </draw:frame>
      <draw:frame presentation:style-name="Default-outline1" draw:layer="backgroundobjects" svg:width="27.431cm" svg:height="6.628cm" svg:x="1.524cm" svg:y="2.67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14T12:08:15.862146020</meta:creation-date>
    <dc:date>2022-03-09T09:54:16.750172178</dc:date>
    <meta:editing-duration>P4DT19H50M47S</meta:editing-duration>
    <meta:editing-cycles>24</meta:editing-cycles>
    <meta:generator>LibreOffice/6.0.7.3$Linux_X86_64 LibreOffice_project/00m0$Build-3</meta:generator>
    <meta:document-statistic meta:object-count="55"/>
  </office:meta>
</office:document-meta>
</file>

<file path=Object 13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9/content.xml><?xml version="1.0" encoding="utf-8"?>
<math xmlns="http://www.w3.org/1998/Math/MathML" display="block"/>
</file>